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_SYSTEM 1 TB</text:p>
      <text:p text:style-name="Standard">library ieee;</text:p>
      <text:p text:style-name="Standard">use ieee.std_logic_1164.all;</text:p>
      <text:p text:style-name="Standard"/>
      <text:p text:style-name="Standard">entity top_system1_tb is</text:p>
      <text:p text:style-name="Standard">end entity top_system1_tb;</text:p>
      <text:p text:style-name="Standard"/>
      <text:p text:style-name="Standard">architecture top_system1 of top_system1_tb is</text:p>
      <text:p text:style-name="Standard"/>
      <text:p text:style-name="Standard"><text:s text:c="2"/>signal CLK <text:s text:c="7"/>: std_logic := '0';</text:p>
      <text:p text:style-name="Standard"><text:s text:c="2"/>signal RST <text:s text:c="7"/>: std_logic := '1';</text:p>
      <text:p text:style-name="Standard"><text:s text:c="2"/>signal ASTRB <text:s text:c="5"/>: std_logic := '1';</text:p>
      <text:p text:style-name="Standard"><text:s text:c="2"/>signal DSTRB <text:s text:c="5"/>: std_logic := '1';</text:p>
      <text:p text:style-name="Standard"><text:s text:c="2"/>signal DATA <text:s text:c="6"/>: std_logic_vector(7 downto 0);</text:p>
      <text:p text:style-name="Standard"><text:s text:c="2"/>signal PWRITE <text:s text:c="4"/>: std_logic := '1';</text:p>
      <text:p text:style-name="Standard"><text:s text:c="2"/>signal PWAIT <text:s text:c="5"/>: std_logic;</text:p>
      <text:p text:style-name="Standard"><text:s text:c="2"/>signal SWITCHES_I : std_logic_vector(7 downto 0) := x"30";</text:p>
      <text:p text:style-name="Standard"><text:s text:c="2"/>signal PSH_BUTTON : std_logic := '0';</text:p>
      <text:p text:style-name="Standard"><text:s text:c="2"/>signal LEDS_O <text:s text:c="4"/>: std_logic_vector (7 downto 0);</text:p>
      <text:p text:style-name="Standard"/>
      <text:p text:style-name="Standard">begin <text:s/>-- architecture top_system1</text:p>
      <text:p text:style-name="Standard"/>
      <text:p text:style-name="Standard"><text:s text:c="2"/>DUT: entity work.top_system1</text:p>
      <text:p text:style-name="Standard"><text:s text:c="4"/>port map (</text:p>
      <text:p text:style-name="Standard"><text:s text:c="6"/>CLK <text:s text:c="7"/>=&gt; CLK,</text:p>
      <text:p text:style-name="Standard"><text:s text:c="6"/>RST <text:s text:c="7"/>=&gt; RST,</text:p>
      <text:p text:style-name="Standard"><text:s text:c="6"/>ASTRB <text:s text:c="5"/>=&gt; ASTRB,</text:p>
      <text:p text:style-name="Standard"><text:s text:c="6"/>DSTRB <text:s text:c="5"/>=&gt; DSTRB,</text:p>
      <text:p text:style-name="Standard"><text:s text:c="6"/>DATA <text:s text:c="6"/>=&gt; DATA,</text:p>
      <text:p text:style-name="Standard"><text:s text:c="6"/>PWRITE <text:s text:c="4"/>=&gt; PWRITE,</text:p>
      <text:p text:style-name="Standard"><text:s text:c="6"/>PWAIT <text:s text:c="5"/>=&gt; PWAIT,</text:p>
      <text:p text:style-name="Standard"><text:s text:c="6"/>SWITCHES_I =&gt; SWITCHES_I,</text:p>
      <text:p text:style-name="Standard"><text:s text:c="6"/>PSH_BUTTON =&gt; PSH_BUTTON,</text:p>
      <text:p text:style-name="Standard"><text:s text:c="6"/>LEDS_O <text:s text:c="4"/>=&gt; LEDS_O);</text:p>
      <text:p text:style-name="Standard"><text:tab/><text:tab/></text:p>
      <text:p text:style-name="Standard"><text:tab/>epp: entity work.epp_device</text:p>
      <text:p text:style-name="Standard"><text:s text:c="4"/>port map (</text:p>
      <text:p text:style-name="Standard"><text:tab/><text:tab/> <text:s text:c="2"/>DATA <text:s text:c="2"/>=&gt; DATA,</text:p>
      <text:p text:style-name="Standard"><text:tab/><text:tab/><text:tab/>PWRITE =&gt; PWRITE,</text:p>
      <text:p text:style-name="Standard"><text:tab/><text:tab/><text:tab/>DSTRB <text:s/>=&gt; DSTRB,</text:p>
      <text:p text:style-name="Standard"><text:tab/><text:tab/><text:tab/>ASTRB <text:s/>=&gt; ASTRB,</text:p>
      <text:p text:style-name="Standard"><text:tab/><text:tab/><text:tab/>PWAIT <text:s/>=&gt; PWAIT);</text:p>
      <text:p text:style-name="Standard"/>
      <text:p text:style-name="Standard"><text:s text:c="2"/></text:p>
      <text:p text:style-name="Standard"><text:s text:c="2"/>PSH_BUTTON &lt;= not PSH_BUTTON after 1000 ns;</text:p>
      <text:p text:style-name="Standard"><text:s text:c="2"/>CLK &lt;= not CLK after 5 ns;</text:p>
      <text:p text:style-name="Standard"><text:s text:c="2"/>RST &lt;= '1', '0' after 25 ns;</text:p>
      <text:p text:style-name="Standard"/>
      <text:p text:style-name="Standard">end architecture top_system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14:37.49</meta:creation-date>
    <dc:date>2015-04-29T12:04:42.96</dc:date>
    <dc:creator>Pedro Barquin Ayuso</dc:creator>
    <meta:editing-duration>PT1M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42" meta:word-count="164" meta:character-count="1202"/>
  </office:meta>
</office:document-meta>
</file>